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ext-properties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3" office:value-type="string">
            <text:p>approval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3" office:value-type="string">
            <text:p>approval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3" office:value-type="string">
            <text:p>approval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3" office:value-type="string">
            <text:p>approval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3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3"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3"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/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6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3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5">15/01/2007</text:date>, <text:time>01.29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5T01:29:13</dc:date>
    <dc:language>it-IT</dc:language>
    <meta:editing-cycles>17</meta:editing-cycles>
    <meta:editing-duration>PT31M42S</meta:editing-duration>
    <meta:user-defined meta:name="Info 1"/>
    <meta:user-defined meta:name="Info 2"/>
    <meta:user-defined meta:name="Info 3"/>
    <meta:user-defined meta:name="Info 4"/>
    <meta:document-statistic meta:table-count="3" meta:cell-count="652"/>
  </office:meta>
</office:document-meta>
</file>